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1" svg:font-family="'Cascadia Mono'"/>
    <style:font-face style:name="Courier New" svg:font-family="'Courier New'" style:font-family-generic="modern" style:font-pitch="fixed"/>
    <style:font-face style:name="Arial1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542cm" fo:min-width="6.37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29cm" fo:min-width="7.12cm"/>
      <style:paragraph-properties style:writing-mode="lr-tb"/>
    </style:style>
    <style:style style:name="gr3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15.24cm" fo:min-width="15.24cm"/>
      <style:paragraph-properties style:writing-mode="lr-tb"/>
    </style:style>
    <style:style style:name="gr4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2.54cm" fo:min-width="7.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cm" fo:min-width="5.0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1.27cm" fo:min-width="7.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2cm" fo:min-width="4.704cm"/>
      <style:paragraph-properties style:writing-mode="lr-tb"/>
    </style:style>
    <style:style style:name="gr9" style:family="graphic" style:parent-style-name="standard">
      <style:graphic-properties draw:stroke="solid" svg:stroke-color="#ff8000" draw:fill="solid" draw:fill-color="#ffdbb6"/>
      <style:paragraph-properties style:writing-mode="lr-tb"/>
    </style:style>
    <style:style style:name="gr10" style:family="graphic" style:parent-style-name="standard">
      <style:graphic-properties draw:stroke="dash" draw:stroke-dash="Dot" svg:stroke-color="#808080" svg:stroke-linecap="butt" draw:fill="solid" draw:fill-color="#dddddd"/>
      <style:paragraph-properties style:writing-mode="lr-tb"/>
    </style:style>
    <style:style style:name="gr11" style:family="graphic" style:parent-style-name="standard">
      <style:graphic-properties svg:stroke-color="#7b3d00" draw:fill-color="#ffb66c" draw:textarea-horizontal-align="justify" draw:textarea-vertical-align="middle" draw:auto-grow-height="false" fo:min-height="1.021cm" fo:min-width="5.081cm"/>
      <style:paragraph-properties style:writing-mode="lr-tb"/>
    </style:style>
    <style:style style:name="gr12" style:family="graphic" style:parent-style-name="standard">
      <style:graphic-properties draw:stroke="solid" svg:stroke-color="#55308d" draw:fill="solid" draw:fill-color="#dedce6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41cm" fo:min-width="3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7cm" fo:min-width="1.906cm"/>
      <style:paragraph-properties style:writing-mode="lr-tb"/>
    </style:style>
    <style:style style:name="gr15" style:family="graphic" style:parent-style-name="standard">
      <style:graphic-properties svg:stroke-color="#000000" draw:fill-color="#111111" draw:textarea-horizontal-align="justify" draw:textarea-vertical-align="middle" draw:auto-grow-height="false" fo:min-height="2.54cm" fo:min-width="5.08cm"/>
      <style:paragraph-properties style:writing-mode="lr-tb"/>
    </style:style>
    <style:style style:name="gr16" style:family="graphic" style:parent-style-name="standard">
      <style:graphic-properties svg:stroke-color="#7b3d00" draw:fill-color="#ffb66c" draw:textarea-horizontal-align="justify" draw:textarea-vertical-align="middle" draw:auto-grow-height="false" fo:min-height="0.511cm" fo:min-width="3.811cm"/>
      <style:paragraph-properties style:writing-mode="lr-tb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0.511cm" fo:min-width="3.811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436cm" fo:min-width="6.268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35cm" fo:min-width="5.08cm"/>
      <style:paragraph-properties style:writing-mode="lr-tb"/>
    </style:style>
    <style:style style:name="gr20" style:family="graphic" style:parent-style-name="standard">
      <style:graphic-properties svg:stroke-color="#7b3d00" draw:fill-color="#ffb66c" draw:textarea-horizontal-align="justify" draw:textarea-vertical-align="middle" draw:auto-grow-height="false" fo:min-height="2.542cm" fo:min-width="3.281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2.541cm" fo:min-width="3.341cm"/>
      <style:paragraph-properties style:writing-mode="lr-tb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5.08cm"/>
      <style:paragraph-properties style:writing-mode="lr-tb"/>
    </style:style>
    <style:style style:name="gr23" style:family="graphic" style:parent-style-name="standard">
      <style:graphic-properties svg:stroke-color="#706e0c" draw:fill-color="#e6e905" draw:textarea-horizontal-align="justify" draw:textarea-vertical-align="middle" draw:auto-grow-height="false" fo:min-height="3.065cm" fo:min-width="4.086cm"/>
      <style:paragraph-properties style:writing-mode="lr-tb"/>
    </style:style>
    <style:style style:name="gr24" style:family="graphic" style:parent-style-name="standard">
      <style:graphic-properties svg:stroke-color="#706e0c" draw:fill-color="#e6e905" draw:textarea-horizontal-align="justify" draw:textarea-vertical-align="middle" draw:auto-grow-height="false" fo:min-height="2.541cm" fo:min-width="3.88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76cm" fo:min-width="4.70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/>
    </style:style>
    <style:style style:name="P2" style:family="paragraph">
      <loext:graphic-properties draw:fill-color="#ffd7d7"/>
      <style:paragraph-properties fo:text-align="center" style:writing-mode="lr-tb"/>
      <style:text-properties style:font-name="Calibri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7d1d5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Calibri"/>
    </style:style>
    <style:style style:name="P6" style:family="paragraph">
      <loext:graphic-properties draw:fill-color="#dddddd" draw:opacity="50%"/>
      <style:paragraph-properties fo:text-align="start" style:writing-mode="lr-tb"/>
      <style:text-properties style:font-name="Calibri"/>
    </style:style>
    <style:style style:name="P7" style:family="paragraph">
      <style:paragraph-properties fo:text-align="start" style:writing-mode="lr-tb"/>
      <style:text-properties style:font-name="Calibri" fo:font-size="24pt"/>
    </style:style>
    <style:style style:name="P8" style:family="paragraph">
      <loext:graphic-properties draw:fill-color="#dddddd" draw:opacity="50%"/>
      <style:paragraph-properties fo:text-align="start" style:writing-mode="lr-tb"/>
      <style:text-properties style:font-name="Calibri" fo:font-size="24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style:font-name="Courier New" fo:font-size="10pt" style:font-size-asian="14pt" style:font-size-complex="14pt"/>
    </style:style>
    <style:style style:name="P12" style:family="paragraph">
      <style:paragraph-properties fo:text-align="center" style:writing-mode="lr-tb"/>
      <style:text-properties style:font-name="Courier New" fo:font-size="14pt"/>
    </style:style>
    <style:style style:name="P13" style:family="paragraph">
      <style:paragraph-properties style:text-autospace="none"/>
    </style:style>
    <style:style style:name="P14" style:family="paragraph">
      <loext:graphic-properties draw:fill="solid" draw:fill-color="#ffdbb6"/>
      <style:paragraph-properties style:writing-mode="lr-tb"/>
      <style:text-properties style:font-name="Courier New" fo:font-size="10pt"/>
    </style:style>
    <style:style style:name="P15" style:family="paragraph">
      <loext:graphic-properties draw:fill="solid" draw:fill-color="#dddddd"/>
      <style:paragraph-properties style:writing-mode="lr-tb"/>
      <style:text-properties style:font-name="Calibri" fo:font-size="12pt"/>
    </style:style>
    <style:style style:name="P16" style:family="paragraph">
      <style:paragraph-properties fo:text-align="center" style:writing-mode="lr-tb"/>
      <style:text-properties style:font-name="Courier New" fo:font-size="10pt"/>
    </style:style>
    <style:style style:name="P17" style:family="paragraph">
      <loext:graphic-properties draw:fill-color="#ffb66c"/>
      <style:paragraph-properties fo:text-align="center" style:writing-mode="lr-tb"/>
      <style:text-properties style:font-name="Courier New" fo:font-size="10pt"/>
    </style:style>
    <style:style style:name="P18" style:family="paragraph">
      <loext:graphic-properties draw:fill="solid" draw:fill-color="#dedce6"/>
      <style:paragraph-properties style:writing-mode="lr-tb"/>
      <style:text-properties style:font-name="Courier New" fo:font-size="10pt"/>
    </style:style>
    <style:style style:name="P19" style:family="paragraph">
      <style:paragraph-properties fo:text-align="center" style:writing-mode="lr-tb"/>
      <style:text-properties style:font-name="Courier New" fo:font-size="8pt" style:font-size-asian="8pt" style:font-size-complex="8pt"/>
    </style:style>
    <style:style style:name="P20" style:family="paragraph"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P21" style:family="paragraph">
      <loext:graphic-properties draw:fill-color="#111111"/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P22" style:family="paragraph">
      <loext:graphic-properties draw:fill-color="#faa61a"/>
      <style:paragraph-properties fo:text-align="center" style:writing-mode="lr-tb"/>
      <style:text-properties style:font-name="Courier New" fo:font-size="10pt"/>
    </style:style>
    <style:style style:name="P23" style:family="paragraph">
      <loext:graphic-properties draw:fill-color="#ffb66c"/>
      <style:paragraph-properties fo:text-align="center"/>
    </style:style>
    <style:style style:name="P24" style:family="paragraph">
      <style:paragraph-properties fo:text-align="center" style:writing-mode="lr-tb"/>
      <style:text-properties fo:color="#808080" loext:opacity="100%" style:font-name="Courier New" fo:font-size="10pt" fo:font-weight="normal"/>
    </style:style>
    <style:style style:name="P25" style:family="paragraph">
      <loext:graphic-properties draw:fill-color="#000000"/>
      <style:paragraph-properties fo:text-align="center" style:writing-mode="lr-tb"/>
      <style:text-properties fo:color="#808080" loext:opacity="100%" style:font-name="Courier New" fo:font-size="10pt" fo:font-weight="normal"/>
    </style:style>
    <style:style style:name="P26" style:family="paragraph">
      <style:paragraph-properties fo:text-align="center" style:writing-mode="lr-tb"/>
      <style:text-properties fo:color="#808080" loext:opacity="100%" style:font-name="Courier New" fo:font-size="10pt" fo:letter-spacing="0.06cm" fo:font-weight="bold"/>
    </style:style>
    <style:style style:name="P27" style:family="paragraph">
      <loext:graphic-properties draw:fill-color="#111111"/>
      <style:paragraph-properties fo:text-align="center" style:writing-mode="lr-tb"/>
      <style:text-properties fo:color="#808080" loext:opacity="100%" style:font-name="Courier New" fo:font-size="10pt" fo:letter-spacing="0.06cm" fo:font-weight="bold"/>
    </style:style>
    <style:style style:name="P28" style:family="paragraph">
      <style:paragraph-properties fo:text-align="center" style:writing-mode="lr-tb"/>
      <style:text-properties fo:color="#808080" loext:opacity="100%" style:font-name="Courier New" fo:font-size="10pt" style:font-size-asian="14pt" style:font-size-complex="14pt"/>
    </style:style>
    <style:style style:name="P29" style:family="paragraph">
      <loext:graphic-properties draw:fill-color="#000000"/>
      <style:paragraph-properties fo:text-align="center" style:writing-mode="lr-tb"/>
      <style:text-properties fo:color="#808080" loext:opacity="100%" style:font-name="Courier New" fo:font-size="10pt" style:font-size-asian="14pt" style:font-size-complex="14pt"/>
    </style:style>
    <style:style style:name="P30" style:family="paragraph">
      <style:paragraph-properties fo:text-align="center"/>
    </style:style>
    <style:style style:name="P31" style:family="paragraph">
      <loext:graphic-properties draw:fill-color="#e6e905"/>
      <style:paragraph-properties fo:text-align="center"/>
    </style:style>
    <style:style style:name="P32" style:family="paragraph">
      <style:paragraph-properties fo:text-align="center"/>
      <style:text-properties fo:font-size="14pt"/>
    </style:style>
    <style:style style:name="P33" style:family="paragraph">
      <loext:graphic-properties draw:fill-color="#e6e905"/>
      <style:paragraph-properties fo:text-align="center"/>
      <style:text-properties fo:font-size="14pt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24pt"/>
    </style:style>
    <style:style style:name="T4" style:family="text">
      <style:text-properties fo:font-size="18pt"/>
    </style:style>
    <style:style style:name="T5" style:family="text">
      <style:text-properties style:font-name="Courier New" fo:font-size="10pt" style:font-size-asian="14pt" style:font-size-complex="14pt"/>
    </style:style>
    <style:style style:name="T6" style:family="text">
      <style:text-properties style:font-name="Courier New" fo:font-size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/>
    </style:style>
    <style:style style:name="T9" style:family="text">
      <style:text-properties style:font-name="Courier New" fo:font-size="10pt"/>
    </style:style>
    <style:style style:name="T10" style:family="text">
      <style:text-properties style:font-name="Courier New" fo:font-size="8pt" style:font-size-asian="8pt" style:font-size-complex="8pt"/>
    </style:style>
    <style:style style:name="T11" style:family="text">
      <style:text-properties fo:color="#808080" loext:opacity="100%" style:font-name="Courier New" fo:font-size="12pt" fo:letter-spacing="0.06cm" fo:font-weight="bold"/>
    </style:style>
    <style:style style:name="T12" style:family="text">
      <style:text-properties fo:color="#808080" loext:opacity="100%" style:font-name="Courier New" fo:letter-spacing="0.06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n32_TopLEvel" draw:style-name="dp1" draw:master-page-name="Default">
        <draw:custom-shape draw:style-name="gr1" draw:text-style-name="P2" draw:layer="layout" svg:width="7.62cm" svg:height="2.54cm" svg:x="0.635cm" svg:y="0.63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7.62cm" svg:height="2.54cm" svg:x="8.255cm" svg:y="0.635cm">
          <text:p text:style-name="P3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5.24cm" svg:height="15.24cm" svg:x="27.305cm" svg:y="0.635cm">
          <text:p text:style-name="P1"><text:span text:style-name="T1">Windows Desktop Application</text:span></text:p>
          <text:p text:style-name="P5"><text:span text:style-name="T1"/></text:p>
          <text:p text:style-name="P5"><text:span text:style-name="T2">Application Instance</text:span></text:p>
          <text:p text:style-name="P5"><text:span text:style-name="T2">Process</text:span></text:p>
          <text:p text:style-name="P5"><text:span text:style-name="T2">Thread</text:span></text:p>
          <text:p text:style-name="P5"><text:span text:style-name="T2">Thread Message Queue</text:span></text:p>
          <text:p text:style-name="P5"><text:span text:style-name="T2">Application Main Window</text:span></text:p>
          <text:p text:style-name="P5"><text:span text:style-name="T2">Process Thread’s Message Queue</text:span></text:p>
          <text:p text:style-name="P5"><text:span text:style-name="T2">Dispatch Message to Window Procedure</text:span></text:p>
          <text:p text:style-name="P5"><text:span text:style-name="T2"/></text:p>
          <text:p text:style-name="P5"><text:span text:style-name="T2"/></text:p>
          <text:p text:style-name="P5"><text:span text:style-name="T2">CreateWindow() associates the Window</text:span></text:p>
          <text:p text:style-name="P5"><text:span text:style-name="T2"><text:s/></text:span><text:span text:style-name="T2">with the Window Class Name</text:span></text:p>
          <text:p text:style-name="P5"><text:span text:style-name="T2"><text:s/></text:span><text:span text:style-name="T2">and the Executable Instance</text:span></text:p>
          <text:p text:style-name="P5"><text:span text:style-name="T2"/></text:p>
          <text:p text:style-name="P5"><text:span text:style-name="T2">Messages are sent to the Window,</text:span></text:p>
          <text:p text:style-name="P5"><text:span text:style-name="T2"><text:s/></text:span><text:span text:style-name="T2">but processed by the Window Procedure</text:span></text:p>
          <text:p text:style-name="P5"><text:span text:style-name="T2">...for all 'Windows' of the same 'Window Class'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HINSTANCE hInstance</text:span></text:p>
          <text:p text:style-name="P5"><text:span text:style-name="T2">HWND hWnd</text:span></text:p>
          <text:p text:style-name="P5"><text:span text:style-name="T2">szWindowClass</text:span></text:p>
          <text:p text:style-name="P5"><text:span text:style-name="T2"/></text:p>
          <text:p text:style-name="P5"><text:span text:style-name="T2">…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7.62cm" svg:x="1.899cm" svg:y="14.605cm">
          <text:p text:style-name="P7"><text:span text:style-name="T3">Win32 GDI</text:span></text:p>
          <text:p text:style-name="P7"><text:span text:style-name="T3">Graphics Device Interface</text:span></text:p>
          <text:p text:style-name="P7"><text:span text:style-name="T3"/></text:p>
          <text:p text:style-name="P7"><text:span text:style-name="T2">BitBlt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62cm" svg:height="2.54cm" svg:x="1.899cm" svg:y="9.525cm">
          <text:p text:style-name="P9"><text:span text:style-name="T4">Device Context (D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5.08cm" svg:height="1.27cm" svg:x="10.795cm" svg:y="12.065cm">
          <text:p text:style-name="P11"><text:span text:style-name="T5">Create DIB Section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62cm" svg:height="1.27cm" svg:x="1.899cm" svg:y="12.065cm">
          <text:p text:style-name="P9"><text:span text:style-name="T4">Src D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5.08cm" svg:height="2.54cm" svg:x="10.795cm" svg:y="9.52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4" draw:layer="layout" svg:width="12.7cm" svg:height="8.89cm" svg:x="14.605cm" svg:y="17.145cm">
          <draw:text-box>
            <text:p text:style-name="P13"><text:span text:style-name="T7">HBITMAP g_hBitmap;</text:span></text:p>
            <text:p text:style-name="P13"><text:span text:style-name="T7"/></text:p>
            <text:p text:style-name="P13"><text:span text:style-name="T7">LoadFile(szBmpFileName, &amp;paBmpFileData, &amp;cbBmpFileData);</text:span></text:p>
          </draw:text-box>
        </draw:frame>
        <draw:frame draw:style-name="gr10" draw:text-style-name="P15" draw:layer="layout" svg:width="5.08cm" svg:height="2.54cm" svg:x="14.605cm" svg:y="14.605cm">
          <draw:text-box>
            <text:p><text:span text:style-name="T8">NOTE:</text:span></text:p>
            <text:p><text:span text:style-name="T8">Manually create HBITMAP of DIB, populated with data from file</text:span></text:p>
          </draw:text-box>
        </draw:frame>
        <draw:custom-shape draw:style-name="gr11" draw:text-style-name="P17" draw:layer="layout" svg:width="5.08cm" svg:height="1.27cm" svg:x="10.795cm" svg:y="13.33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8" draw:layer="layout" svg:width="8.89cm" svg:height="6.668cm" svg:x="28.575cm" svg:y="17.144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  <text:p><text:span text:style-name="T9">? "Event-Driven" ?</text:span></text:p>
            <text:p><text:span text:style-name="T9">? Architecture, Paradigm, Pattern, Approach, Style, ... ?</text:span></text:p>
            <text:p><text:span text:style-name="T9"/></text:p>
            <text:p><text:span text:style-name="T9"/></text:p>
          </draw:text-box>
        </draw:frame>
        <draw:custom-shape draw:style-name="gr13" draw:text-style-name="P16" draw:layer="layout" svg:width="5.08cm" svg:height="2.54cm" svg:x="17.145cm" svg:y="5.715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9" draw:layer="layout" svg:width="3.81cm" svg:height="2.54cm" svg:x="17.145cm" svg:y="9.525cm">
          <text:p text:style-name="P19"><text:span text:style-name="T10">WM_</text:span></text:p>
          <text:p text:style-name="P19"><text:span text:style-name="T10">SYSKEY / KEY</text:span></text:p>
          <text:p text:style-name="P19"><text:span text:style-name="T10">DOWN / UP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1" draw:layer="layout" svg:width="5.08cm" svg:height="2.54cm" svg:x="31.115cm" svg:y="24.765cm">
          <text:p text:style-name="P20"><text:span text:style-name="T11">BITMAP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81cm" svg:height="2.54cm" svg:x="37.465cm" svg:y="24.765cm">
          <draw:text-box>
            <text:p><text:span text:style-name="T8">BITMAPINFO is a</text:span></text:p>
            <text:p><text:span text:style-name="T8">BITMAPINFOHEADER</text:span></text:p>
            <text:p><text:span text:style-name="T8">and the pixel data.</text:span></text:p>
          </draw:text-box>
        </draw:frame>
        <draw:custom-shape draw:style-name="gr16" draw:text-style-name="P17" draw:layer="layout" svg:width="3.81cm" svg:height="0.635cm" svg:x="15.875cm" svg:y="13.33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ApplicationFramework" draw:style-name="dp1" draw:master-page-name="Default">
        <draw:custom-shape draw:style-name="gr17" draw:text-style-name="P22" draw:layer="layout" svg:width="3.81cm" svg:height="0.635cm" svg:x="22.225cm" svg:y="1.905cm">
          <text:p text:style-name="P16"><text:span text:style-name="T9">window_widt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2" draw:layer="layout" svg:width="3.81cm" svg:height="0.635cm" svg:x="22.225cm" svg:y="2.54cm">
          <text:p text:style-name="P16"><text:span text:style-name="T9">window_heigh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10.79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5.08cm" svg:height="2.54cm" svg:x="17.127cm" svg:y="5.716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" draw:text-style-name="P2" draw:layer="layout" svg:width="7.62cm" svg:height="2.54cm" svg:x="0.635cm" svg:y="24.76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22.225cm">
          <text:p text:style-name="P1"><text:span text:style-name="T1">US::DearImGu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9.685cm">
          <text:p text:style-name="P1"><text:span text:style-name="T1">Window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7.145cm">
          <text:p text:style-name="P1"><text:span text:style-name="T1">Render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2.06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1.43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0.79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6cm" svg:y="14.606cm">
          <text:p text:style-name="P1"><text:span text:style-name="T1">GameEngine::M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2" draw:layer="layout" svg:width="3.81cm" svg:height="0.635cm" svg:x="22.225cm" svg:y="0.635cm">
          <text:p text:style-name="P16"><text:span text:style-name="T9">window_tit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17.145cm" svg:y="10.795cm">
          <text:p text:style-name="P12"><text:span text:style-name="T6">Event</text:span><text:span text:style-name="T6"><text:line-break/></text:span><text:span text:style-name="T6">Message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3.495cm" svg:y="10.795cm">
          <text:p text:style-name="P12"><text:span text:style-name="T6">Window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3.495cm" svg:y="13.335cm">
          <text:p text:style-name="P12"><text:span text:style-name="T6">Input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4.765cm" svg:y="15.875cm">
          <text:p text:style-name="P12"><text:span text:style-name="T6">Keyboard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24.765cm" svg:y="18.415cm">
          <text:p text:style-name="P12"><text:span text:style-name="T6">Mouse</text:span><text:span text:style-name="T6"><text:line-break/></text:span><text:span text:style-name="T6">Event</text:span><text:span text:style-name="T6"><text:line-break/></text:span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EndToEnd" draw:style-name="dp1" draw:master-page-name="Default">
        <draw:custom-shape draw:style-name="gr16" draw:text-style-name="P17" draw:layer="layout" svg:width="3.81cm" svg:height="0.635cm" svg:x="22.225cm" svg:y="1.90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7" draw:layer="layout" svg:width="3.81cm" svg:height="0.635cm" svg:x="22.225cm" svg:y="2.54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main()</text:span></text:p>
          <text:p text:style-name="P7"><text:span text:style-name="T2"/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10.79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5.08cm" svg:height="2.54cm" svg:x="17.127cm" svg:y="5.716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5cm" svg:y="24.76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22.225cm">
          <text:p text:style-name="P1"><text:span text:style-name="T1">US::DearImGu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9.685cm">
          <text:p text:style-name="P1"><text:span text:style-name="T1">Window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2" draw:layer="layout" svg:width="7.62cm" svg:height="2.54cm" svg:x="0.635cm" svg:y="17.145cm">
          <text:p text:style-name="P1"><text:span text:style-name="T1">Renderer::SDL2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2.06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1.43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0.79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7.62cm" svg:height="2.54cm" svg:x="0.635cm" svg:y="14.605cm">
          <text:p text:style-name="P1"><text:span text:style-name="T1">GameEngine::Mo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1" draw:layer="layout" svg:width="5.08cm" svg:height="0.635cm" svg:x="15.875cm" svg:y="12.065cm">
          <text:p text:style-name="P11"><text:span text:style-name="T5">User_Mouse_Handl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3.81cm" svg:height="3.81cm" svg:x="22.225cm" svg:y="12.06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  <draw:page draw:name="page4" draw:style-name="dp1" draw:master-page-name="Default">
        <draw:custom-shape draw:style-name="gr17" draw:text-style-name="P22" draw:layer="layout" svg:width="3.81cm" svg:height="0.635cm" svg:x="22.225cm" svg:y="1.905cm">
          <text:p text:style-name="P16"><text:span text:style-name="T9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2" draw:layer="layout" svg:width="3.81cm" svg:height="0.635cm" svg:x="22.225cm" svg:y="2.54cm">
          <text:p text:style-name="P16"><text:span text:style-name="T9">_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2" draw:layer="layout" svg:width="5.08cm" svg:height="2.54cm" svg:x="0.635cm" svg:y="0.635cm">
          <text:p text:style-name="P12"><text:span text:style-name="T6">Startup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8" draw:layer="layout" svg:width="11.43cm" svg:height="7.62cm" svg:x="31.091cm" svg:y="19.685cm">
          <text:p text:style-name="P7"><text:span text:style-name="T3">ImGui SDL MoX</text:span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0.635cm" svg:y="5.71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5cm" svg:y="24.765cm">
          <text:p text:style-name="P12"><text:span text:style-name="T6">Shutdow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25" draw:layer="layout" svg:width="5.08cm" svg:height="2.54cm" svg:x="14.605cm" svg:y="20.32cm">
          <text:p text:style-name="P24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11" draw:layer="layout" svg:width="5.08cm" svg:height="0.635cm" svg:x="6.985cm" svg:y="0.635cm">
          <text:p text:style-name="P11"><text:span text:style-name="T5">SDL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27cm">
          <text:p text:style-name="P11"><text:span text:style-name="T5">ImGui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1.905cm">
          <text:p text:style-name="P11"><text:span text:style-name="T5">MoX_Start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6.035cm">
          <text:p text:style-name="P11"><text:span text:style-name="T5">SDL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5.4cm">
          <text:p text:style-name="P11"><text:span text:style-name="T5">ImGui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5.08cm" svg:height="0.635cm" svg:x="6.985cm" svg:y="24.765cm">
          <text:p text:style-name="P11"><text:span text:style-name="T5">MoX_Shutdow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7" draw:layer="layout" svg:width="5.08cm" svg:height="2.54cm" svg:x="9.525cm" svg:y="9.525cm">
          <text:p text:style-name="P26"><text:span text:style-name="T12">Video Back Buffer</text:span></text:p>
          <text:p text:style-name="P26"><text:span text:style-name="T12">6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2.065cm">
          <text:p text:style-name="P26"><text:span text:style-name="T12">SDL Surface</text:span><text:span text:style-name="T12"><text:line-break/></text:span><text:span text:style-name="T12">8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4.605cm">
          <text:p text:style-name="P26"><text:span text:style-name="T12">SDL Surface</text:span><text:span text:style-name="T12"><text:line-break/></text:span><text:span text:style-name="T12">32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7" draw:layer="layout" svg:width="5.08cm" svg:height="2.54cm" svg:x="9.525cm" svg:y="17.145cm">
          <text:p text:style-name="P26"><text:span text:style-name="T12">SDL Texture</text:span><text:span text:style-name="T12"><text:line-break/></text:span><text:span text:style-name="T12">32-b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9" draw:layer="layout" svg:width="5.08cm" svg:height="0.635cm" svg:x="9.525cm" svg:y="20.32cm">
          <text:p text:style-name="P28"><text:span text:style-name="T5">SDL_RenderCopy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3" draw:text-style-name="P31" draw:layer="layout" svg:width="5.08cm" svg:height="3.81cm" svg:x="0.635cm" svg:y="0.635cm">
          <text:p text:style-name="P30">Applicatio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3" draw:layer="layout" svg:width="5.08cm" svg:height="2.54cm" svg:x="0.635cm" svg:y="5.715cm">
          <text:p text:style-name="P32">Application.cpp<text:line-break/>Application.hp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31" draw:layer="layout" svg:width="5.08cm" svg:height="3.81cm" svg:x="13.335cm" svg:y="0.635cm">
          <text:p text:style-name="P30">SDL2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3" draw:text-style-name="P31" draw:layer="layout" svg:width="5.08cm" svg:height="3.81cm" svg:x="19.685cm" svg:y="0.635cm">
          <text:p text:style-name="P30">ImGui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3" draw:text-style-name="P31" draw:layer="layout" svg:width="5.08cm" svg:height="3.81cm" svg:x="6.985cm" svg:y="0.635cm">
          <text:p text:style-name="P30">MoX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3" draw:layer="layout" svg:width="5.08cm" svg:height="2.54cm" svg:x="6.985cm" svg:y="5.715cm">
          <text:p text:style-name="P32">Platform_MoX.cpp<text:line-break/>Platform_MoX.hp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33" draw:layer="layout" svg:width="5.08cm" svg:height="2.54cm" svg:x="13.335cm" svg:y="5.715cm">
          <text:p text:style-name="P32">Platform_SDL2.cpp<text:line-break/>Platform_SDL2.hp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33" draw:layer="layout" svg:width="5.08cm" svg:height="2.54cm" svg:x="19.685cm" svg:y="5.715cm">
          <text:p text:style-name="P32">Platform_ImGui.cpp<text:line-break/>Platform_ImGui.hp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5" draw:text-style-name="P12" draw:layer="layout" svg:width="5.08cm" svg:height="1.27cm" svg:x="0.635cm" svg:y="9.525cm">
          <text:p text:style-name="P12"><text:span text:style-name="T6">Applica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2" draw:layer="layout" svg:width="5.08cm" svg:height="1.27cm" svg:x="0.635cm" svg:y="10.795cm">
          <text:p text:style-name="P12"><text:span text:style-name="T6">~Applica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2" draw:layer="layout" svg:width="5.08cm" svg:height="1.27cm" svg:x="0.635cm" svg:y="13.335cm">
          <text:p text:style-name="P12"><text:span text:style-name="T6">Operate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31" draw:layer="layout" svg:width="5.08cm" svg:height="3.81cm" svg:x="36.195cm" svg:y="18.415cm">
          <text:p text:style-name="P30">Graphic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3" draw:layer="layout" svg:width="5.08cm" svg:height="2.54cm" svg:x="36.195cm" svg:y="23.495cm">
          <text:p text:style-name="P32">Graphics.cpp<text:line-break/>Graphics.hp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31" draw:layer="layout" svg:width="5.08cm" svg:height="3.81cm" svg:x="29.845cm" svg:y="18.415cm">
          <text:p text:style-name="P30">Window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4" draw:text-style-name="P33" draw:layer="layout" svg:width="5.08cm" svg:height="2.54cm" svg:x="29.845cm" svg:y="23.495cm">
          <text:p text:style-name="P32">Window.cpp<text:line-break/>Window.hp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1" svg:font-family="'Cascadia Mono'"/>
    <style:font-face style:name="Courier New" svg:font-family="'Courier New'" style:font-family-generic="modern" style:font-pitch="fixed"/>
    <style:font-face style:name="Arial1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9T10:02:12.902000000</meta:creation-date>
    <dc:title>ProgramFlow</dc:title>
    <meta:editing-duration>P13DT21H49M44S</meta:editing-duration>
    <meta:editing-cycles>91</meta:editing-cycles>
    <meta:generator>LibreOffice/7.0.5.2$Windows_X86_64 LibreOffice_project/64390860c6cd0aca4beafafcfd84613dd9dfb63a</meta:generator>
    <dc:date>2024-01-26T09:19:43.476000000</dc:date>
    <meta:document-statistic meta:object-count="94"/>
    <meta:template xlink:type="simple" xlink:actuate="onRequest" xlink:title="ProgramFlow" xlink:href="../../../../../Users/jbalcomb/AppData/Roaming/LibreOffice/4/user/template/ProgramFlow.otg" meta:date="2022-07-29T10:02:12.436000000"/>
  </office:meta>
</office:document-meta>
</file>